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16f3" officeooo:paragraph-rsid="001616f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officeooo:rsid="001616f3" officeooo:paragraph-rsid="001616f3" style:font-style-asian="italic" style:font-style-complex="italic"/>
    </style:style>
    <style:style style:name="P4" style:family="paragraph" style:parent-style-name="Standard">
      <style:text-properties fo:font-style="normal" officeooo:rsid="001616f3" officeooo:paragraph-rsid="001616f3" style:font-style-asian="normal" style:font-style-complex="normal"/>
    </style:style>
    <style:style style:name="P5" style:family="paragraph" style:parent-style-name="Standard">
      <style:text-properties fo:font-style="normal" officeooo:rsid="00166ec9" officeooo:paragraph-rsid="00166ec9" style:font-style-asian="normal" style:font-style-complex="normal"/>
    </style:style>
    <style:style style:name="P6" style:family="paragraph" style:parent-style-name="Standard">
      <style:text-properties fo:font-style="normal" officeooo:rsid="00166ec9" officeooo:paragraph-rsid="001855af" style:font-style-asian="normal" style:font-style-complex="normal"/>
    </style:style>
    <style:style style:name="P7" style:family="paragraph" style:parent-style-name="Standard">
      <style:text-properties fo:font-style="normal" officeooo:rsid="001855af" officeooo:paragraph-rsid="001855af" style:font-style-asian="normal" style:font-style-complex="normal"/>
    </style:style>
    <style:style style:name="P8" style:family="paragraph" style:parent-style-name="Standard">
      <style:text-properties fo:font-style="normal" fo:font-weight="bold" officeooo:rsid="001616f3" officeooo:paragraph-rsid="00166ec9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1855af" officeooo:paragraph-rsid="001855af"/>
    </style:style>
    <style:style style:name="P10" style:family="paragraph" style:parent-style-name="Standard">
      <style:text-properties officeooo:rsid="001855af" officeooo:paragraph-rsid="00197a64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Table_20_Contents">
      <style:text-properties officeooo:rsid="00166ec9" officeooo:paragraph-rsid="00166ec9"/>
    </style:style>
    <style:style style:name="P13" style:family="paragraph" style:parent-style-name="Table_20_Contents">
      <style:paragraph-properties fo:text-align="center" style:justify-single-word="false"/>
      <style:text-properties officeooo:rsid="00166ec9" officeooo:paragraph-rsid="00166ec9"/>
    </style:style>
    <style:style style:name="P14" style:family="paragraph" style:parent-style-name="Table_20_Contents">
      <style:text-properties fo:font-weight="bold" officeooo:rsid="00166ec9" officeooo:paragraph-rsid="00166ec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officeooo:rsid="001855af" officeooo:paragraph-rsid="001855af"/>
    </style:style>
    <style:style style:name="T1" style:family="text">
      <style:text-properties officeooo:rsid="001616f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55af"/>
    </style:style>
    <style:style style:name="T6" style:family="text">
      <style:text-properties officeooo:rsid="001855af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197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ed Modal Logic Catuṣkoṭi</text:p>
      <text:p text:style-name="P2">by Daniel Fischer, Sven Nilsen, 2021</text:p>
      <text:p text:style-name="Standard"/>
      <text:p text:style-name="P3">In this paper we introduce a bridge from Catuṣkoṭi to Answered Modal Logic using quantum <text:span text:style-name="T6">systems</text:span>.</text:p>
      <text:p text:style-name="P1"/>
      <text:p text:style-name="P4">Catuṣkoṭi<text:span text:style-name="T4"><text:reference-ref text:reference-format="text" text:ref-name="catuskoti">[1]</text:reference-ref></text:span> has multiple applications in the Dharmic traditions of Indian Logic.</text:p>
      <text:p text:style-name="P4"/>
      <text:p text:style-name="P4">Answered Modal Logic<text:span text:style-name="T4"><text:reference-ref text:reference-format="text" text:ref-name="answered modal logic">[2]</text:reference-ref></text:span> is a modal logic for the answered predicate of questions.</text:p>
      <text:p text:style-name="P4"/>
      <text:p text:style-name="P4">Since both Answered Modal Logic and Catuṣkoṭi are 4-value logic, Daniel Fischer suggested that there might be a bridge between them. The problem was to figure out how, if possible, because Answered Modal Logic has multiple involution operators (the basics `not` and `¬`, with the extension `!`).</text:p>
      <text:p text:style-name="P4"/>
      <text:p text:style-name="P5">The solution was to use <text:span text:style-name="T6">measurement kinds of </text:span>quantum <text:span text:style-name="T6">systems</text:span><text:span text:style-name="T5"><text:reference-ref text:reference-format="text" text:ref-name="measurement">[3]</text:reference-ref></text:span>:</text:p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Quantum <text:span text:style-name="T6">Systems</text:span></text:p>
          </table:table-cell>
          <table:table-cell table:style-name="Table1.A1" office:value-type="string">
            <text:p text:style-name="P8">Catuṣkoṭi</text:p>
          </table:table-cell>
          <table:table-cell table:style-name="Table1.A1" office:value-type="string">
            <text:p text:style-name="P14">Answered Modal Logic</text:p>
          </table:table-cell>
          <table:table-cell table:style-name="Table1.D1" office:value-type="string">
            <text:p text:style-name="P14">Cubical Binary Code<text:span text:style-name="T4"><text:reference-ref text:reference-format="text" text:ref-name="cubical">[4]</text:reference-ref></text:span></text:p>
          </table:table-cell>
        </table:table-row>
        <table:table-row>
          <table:table-cell table:style-name="Table1.A2" office:value-type="string">
            <text:p text:style-name="P12">Positive measurement</text:p>
          </table:table-cell>
          <table:table-cell table:style-name="Table1.A2" office:value-type="string">
            <text:p text:style-name="P12"><text:span text:style-name="T6">P;</text:span><text:line-break/>That is being</text:p>
          </table:table-cell>
          <table:table-cell table:style-name="Table1.A2" office:value-type="string">
            <text:p text:style-name="P15">□</text:p>
          </table:table-cell>
          <table:table-cell table:style-name="Table1.D2" office:value-type="string">
            <text:p text:style-name="P13">01</text:p>
          </table:table-cell>
        </table:table-row>
        <table:table-row>
          <table:table-cell table:style-name="Table1.A2" office:value-type="string">
            <text:p text:style-name="P12">Negative measurement</text:p>
          </table:table-cell>
          <table:table-cell table:style-name="Table1.A2" office:value-type="string">
            <text:p text:style-name="P12"><text:span text:style-name="T6">not P;</text:span><text:line-break/>That is not being</text:p>
          </table:table-cell>
          <table:table-cell table:style-name="Table1.A2" office:value-type="string">
            <text:p text:style-name="P15">¬!◇</text:p>
          </table:table-cell>
          <table:table-cell table:style-name="Table1.D2" office:value-type="string">
            <text:p text:style-name="P13">10</text:p>
          </table:table-cell>
        </table:table-row>
        <table:table-row>
          <table:table-cell table:style-name="Table1.A2" office:value-type="string">
            <text:p text:style-name="P12">None measurement</text:p>
          </table:table-cell>
          <table:table-cell table:style-name="Table1.A2" office:value-type="string">
            <text:p text:style-name="P12"><text:span text:style-name="T6">P and not P;</text:span><text:line-break/>That is being and<text:line-break/>that is not being</text:p>
          </table:table-cell>
          <table:table-cell table:style-name="Table1.A2" office:value-type="string">
            <text:p text:style-name="P15">!◇</text:p>
          </table:table-cell>
          <table:table-cell table:style-name="Table1.D2" office:value-type="string">
            <text:p text:style-name="P13">00</text:p>
          </table:table-cell>
        </table:table-row>
        <table:table-row>
          <table:table-cell table:style-name="Table1.A2" office:value-type="string">
            <text:p text:style-name="P12">Unknown measurement</text:p>
          </table:table-cell>
          <table:table-cell table:style-name="Table1.A2" office:value-type="string">
            <text:p text:style-name="P16">not(P or not P);</text:p>
            <text:p text:style-name="P12">That is neither being nor that is not being</text:p>
          </table:table-cell>
          <table:table-cell table:style-name="Table1.A2" office:value-type="string">
            <text:p text:style-name="P15">¬□</text:p>
          </table:table-cell>
          <table:table-cell table:style-name="Table1.D2" office:value-type="string">
            <text:p text:style-name="P13">11</text:p>
          </table:table-cell>
        </table:table-row>
      </table:table>
      <text:p text:style-name="P5"/>
      <text:p text:style-name="P6">The intuition is that a quantum system might be in a definite state, or in superposition. When measured, one gets an answer. The superposition collapses to a definite state after measurement. The only way to not collapse the superposition is by not performing any measurement.</text:p>
      <text:p text:style-name="P6"/>
      <text:p text:style-name="P6">On the other hand, when measuring where a quantum particle is <text:span text:style-name="T3">not</text:span>, one might collapse the superposition if sufficient information is received by the negative measurement. Or, the superposition might be at least partially preserved.</text:p>
      <text:p text:style-name="P6"/>
      <text:p text:style-name="P7">This means that the involution on quantum systems is not like the `not` in <text:s/><text:span text:style-name="T1">Catuṣkoṭi:</text:span></text:p>
      <text:p text:style-name="P7"/>
      <text:p text:style-name="P7"><text:tab/>not(positive measurement) = none measurement<text:tab/><text:tab/>not(□) = !◇<text:line-break/><text:tab/>not(negative measurement) = unknown measurement<text:tab/>not(¬!◇) = ¬□</text:p>
      <text:p text:style-name="P7"/>
      <text:p text:style-name="P7">Futhermore, the `not` in the 4<text:span text:style-name="T4">th</text:span> <text:span text:style-name="T1">Catuṣkoṭi </text:span>is different from the others, resulting in these relations:</text:p>
      <text:p text:style-name="P7"/>
      <text:p text:style-name="P7"><text:tab/>not(P) = P and not P<text:tab/><text:tab/><text:span text:style-name="T8">because not measuring a definite state is a none measurement</text:span></text:p>
      <text:p text:style-name="P7"><text:tab/>not P = P or not P<text:tab/><text:tab/><text:span text:style-name="T8">because `not(P or not P) = not(not P)`</text:span></text:p>
      <text:h text:style-name="P11" text:outline-level="3">References:</text:h>
      <text:p text:style-name="P1"/>
      <text:p text:style-name="P1"><text:reference-mark-start text:name="catuskoti"/>[1]<text:reference-mark-end text:name="catuskoti"/><text:tab/>“<text:span text:style-name="T3">Catuṣkoṭi”</text:span></text:p>
      <text:p text:style-name="P1"><text:tab/>Wikipedia</text:p>
      <text:p text:style-name="P1"><text:tab/><text:a xlink:type="simple" xlink:href="https://en.wikipedia.org/wiki/Catuṣkoṭi" text:style-name="Internet_20_link" text:visited-style-name="Visited_20_Internet_20_Link"><text:span text:style-name="T2">https://en.wikipedia.org/wiki/Catu%E1%B9%A3ko%E1%B9%ADi</text:span></text:a></text:p>
      <text:p text:style-name="P1"/>
      <text:p text:style-name="P1"><text:reference-mark-start text:name="answered modal logic"/>[2]<text:reference-mark-end text:name="answered modal logic"/><text:tab/>“Answered Modal Logic”</text:p>
      <text:p text:style-name="P1"><text:tab/>Sven Nilsen, 2020</text:p>
      <text:p text:style-name="P1"><text:tab/><text:a xlink:type="simple" xlink:href="https://github.com/advancedresearch/path_semantics/blob/master/papers-wip/answered-modal-logic.pdf" text:style-name="Internet_20_link" text:visited-style-name="Visited_20_Internet_20_Link"><text:span text:style-name="T2">https://github.com/advancedresearch/path_semantics/blob/master/papers-wip/answered-modal-logic.pdf</text:span></text:a></text:p>
      <text:p text:style-name="P10"/>
      <text:p text:style-name="P10"><text:reference-mark-start text:name="measurement"/>[<text:span text:style-name="T8">3</text:span>]<text:reference-mark-end text:name="measurement"/><text:tab/>“Measurement in Quantum Mechanics”</text:p>
      <text:p text:style-name="P10"><text:tab/>Wikipedia</text:p>
      <text:p text:style-name="P10"><text:tab/><text:a xlink:type="simple" xlink:href="https://en.wikipedia.org/wiki/Measurement_in_quantum_mechanics" text:style-name="Internet_20_link" text:visited-style-name="Visited_20_Internet_20_Link"><text:span text:style-name="T2">https://en.wikipedia.org/wiki/Measurement_in_quantum_mechanics</text:span></text:a></text:p>
      <text:p text:style-name="P10"/>
      <text:p text:style-name="P9"><text:reference-mark-start text:name="cubical"/>[<text:span text:style-name="T8">4</text:span>]<text:reference-mark-end text:name="cubical"/><text:tab/>“Answered Modal Logic in Cubical Binary Codes”</text:p>
      <text:p text:style-name="P9"><text:tab/>Sven Nilsen, 2020</text:p>
      <text:p text:style-name="P9"><text:tab/><text:a xlink:type="simple" xlink:href="https://github.com/advancedresearch/path_semantics/blob/master/papers-wip/answered-modal-logic-in-cubical-binary-codes.pdf" text:style-name="Internet_20_link" text:visited-style-name="Visited_20_Internet_20_Link"><text:span text:style-name="T7">https://github.com/advancedresearch/path_semantics/blob/master/papers-wip/answered-modal-logic-in-cubical-binary-codes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3:47:28.388798000</meta:creation-date>
    <dc:date>2021-03-31T14:25:48.672552000</dc:date>
    <meta:editing-duration>PT5M49S</meta:editing-duration>
    <meta:editing-cycles>1</meta:editing-cycles>
    <meta:document-statistic meta:table-count="1" meta:image-count="0" meta:object-count="0" meta:page-count="2" meta:paragraph-count="48" meta:word-count="357" meta:character-count="2483" meta:non-whitespace-character-count="2158"/>
    <meta:generator>LibreOffice/5.1.2.2$MacOSX_X86_64 LibreOffice_project/d3bf12ecb743fc0d20e0be0c58ca359301eb705f</meta:generator>
  </office:meta>
</office:document-meta>
</file>